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ty" svg:font-family="Unity"/>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125cm" fo:min-width="3.901cm"/>
    </style:style>
    <style:style style:name="gr3" style:family="graphic" style:parent-style-name="standard">
      <style:graphic-properties draw:textarea-horizontal-align="justify" draw:textarea-vertical-align="middle" draw:auto-grow-height="false" fo:min-height="4.55cm" fo:min-width="12.9cm"/>
    </style:style>
    <style:style style:name="gr4" style:family="graphic" style:parent-style-name="standard">
      <style:graphic-properties draw:textarea-horizontal-align="justify" draw:textarea-vertical-align="middle" draw:auto-grow-height="false" fo:min-height="3.902cm" fo:min-width="8.452cm"/>
    </style:style>
    <style:style style:name="gr5" style:family="graphic" style:parent-style-name="standard">
      <style:graphic-properties draw:textarea-horizontal-align="justify" draw:textarea-vertical-align="middle" draw:auto-grow-height="false" fo:min-height="3.902cm" fo:min-width="5.052cm"/>
    </style:style>
    <style:style style:name="gr6" style:family="graphic" style:parent-style-name="standard">
      <style:graphic-properties draw:textarea-horizontal-align="justify" draw:textarea-vertical-align="middle" draw:auto-grow-height="false" fo:min-height="2.638cm" fo:min-width="8.988cm"/>
    </style:style>
    <style:style style:name="gr7" style:family="graphic" style:parent-style-name="standard">
      <style:graphic-properties draw:textarea-horizontal-align="justify" draw:textarea-vertical-align="middle" draw:auto-grow-height="false" fo:min-height="0.05cm" fo:min-width="2.704cm"/>
    </style:style>
    <style:style style:name="gr8" style:family="graphic" style:parent-style-name="standard">
      <style:graphic-properties draw:textarea-horizontal-align="justify" draw:textarea-vertical-align="middle" draw:auto-grow-height="false" fo:min-height="2.638cm" fo:min-width="4.988cm"/>
    </style:style>
    <style:style style:name="gr9" style:family="graphic" style:parent-style-name="standard">
      <style:graphic-properties draw:textarea-horizontal-align="justify" draw:textarea-vertical-align="middle" draw:auto-grow-height="false" fo:min-height="1.875cm" fo:min-width="2.701cm"/>
    </style:style>
    <style:style style:name="gr10" style:family="graphic" style:parent-style-name="standard">
      <style:graphic-properties draw:textarea-horizontal-align="justify" draw:textarea-vertical-align="middle" draw:auto-grow-height="false" fo:min-height="2.95cm" fo:min-width="12.9cm"/>
    </style:style>
    <style:style style:name="gr11" style:family="graphic" style:parent-style-name="standard">
      <style:graphic-properties draw:textarea-horizontal-align="justify" draw:textarea-vertical-align="middle" draw:auto-grow-height="false" fo:min-height="2.75cm" fo:min-width="4.7cm"/>
    </style:style>
    <style:style style:name="gr12" style:family="graphic" style:parent-style-name="standard">
      <style:graphic-properties draw:textarea-horizontal-align="justify" draw:textarea-vertical-align="middle" draw:auto-grow-height="false" fo:min-height="2.75cm" fo:min-width="4.1cm"/>
    </style:style>
    <style:style style:name="gr13" style:family="graphic" style:parent-style-name="standard">
      <style:graphic-properties draw:textarea-horizontal-align="justify" draw:textarea-vertical-align="middle" draw:auto-grow-height="false" fo:min-height="6.95cm" fo:min-width="25.5cm"/>
    </style:style>
    <style:style style:name="gr14" style:family="graphic" style:parent-style-name="standard">
      <style:graphic-properties draw:textarea-horizontal-align="justify" draw:textarea-vertical-align="middle" draw:auto-grow-height="false" fo:min-height="2.75cm" fo:min-width="18.1cm"/>
    </style:style>
    <style:style style:name="gr15" style:family="graphic" style:parent-style-name="standard">
      <style:graphic-properties draw:textarea-horizontal-align="justify" draw:textarea-vertical-align="middle" draw:auto-grow-height="false" fo:min-height="0.95cm" fo:min-width="5.7cm"/>
    </style:style>
    <style:style style:name="gr16" style:family="graphic" style:parent-style-name="standard">
      <style:graphic-properties draw:textarea-horizontal-align="justify" draw:textarea-vertical-align="middle" draw:auto-grow-height="false" fo:min-height="2.55cm" fo:min-width="5.9cm"/>
    </style:style>
    <style:style style:name="gr17" style:family="graphic" style:parent-style-name="standard">
      <style:graphic-properties draw:textarea-horizontal-align="justify" draw:textarea-vertical-align="middle" draw:auto-grow-height="false" fo:min-height="1.15cm" fo:min-width="6.1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1.929cm"/>
    </style:style>
    <style:style style:name="P1" style:family="paragraph">
      <style:text-properties fo:color="#cc9900" style:font-name="Ubuntu Mono derivative Powerline"/>
    </style:style>
    <style:style style:name="P2" style:family="paragraph">
      <style:paragraph-properties fo:text-align="center"/>
      <style:text-properties style:font-name="Ubuntu Mono derivative Powerline"/>
    </style:style>
    <style:style style:name="T1" style:family="text">
      <style:text-properties fo:color="#cc9900" style:font-name="Ubuntu Mono derivative Powerli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8cm" svg:y="3.894cm" presentation:class="title" presentation:user-transformed="true">
          <draw:text-box>
            <text:p text:style-name="P1"><text:span text:style-name="T1">KegTux V2</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3.506cm" svg:x="1.4cm" svg:y="0.837cm" presentation:class="title">
          <draw:text-box>
            <text:p text:style-name="P1"><text:span text:style-name="T1">Pourquoi la v1 ?</text:span></text:p>
          </draw:text-box>
        </draw:frame>
        <draw:frame presentation:style-name="pr3" draw:layer="layout" svg:width="25.199cm" svg:height="12.179cm" svg:x="1.4cm" svg:y="4.914cm" presentation:class="outline">
          <draw:text-box>
            <text:list text:style-name="L2">
              <text:list-item>
                <text:p>Avec la v1, on hébergeait 1 000 utilisateurs sur un serveur, chacun d'eux ayant accès à plusieurs services</text:p>
              </text:list-item>
              <text:list-item>
                <text:p>Avec la v1, on décentralisait un peu le contenu mais il était toujours lié à un service distant qu'on ne maîtrisait pas. 1 000 sur un serveur c'est certainement mieux que 2 000 000 sur plusieurs serveurs Google, mais moins bien que 5 sur un plusieurs petits serveurs</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3.506cm" svg:x="1.4cm" svg:y="0.837cm" presentation:class="title">
          <draw:text-box>
            <text:p text:style-name="P1"><text:span text:style-name="T1">Pourquoi une v2 ?</text:span></text:p>
          </draw:text-box>
        </draw:frame>
        <draw:frame presentation:style-name="pr3" draw:layer="layout" svg:width="25.199cm" svg:height="12.179cm" svg:x="1.4cm" svg:y="4.914cm" presentation:class="outline">
          <draw:text-box>
            <text:list text:style-name="L2">
              <text:list-item>
                <text:p>Actuellement monter une petite infra pour héberger ses services prend pas mal de temps et de ressources. Il faut installer son serveur, puis se mettre à configurer tous les services indépendamment. En général, c'est plutôt réservé à des gens utilisant la ligne de commande et ayant un minimum de connaissances technique.</text:p>
              </text:list-item>
              <text:list-item>
                <text:p>En général, on n'a pas d'interface pour gérer ses services. On se connecte en SSH sur le serveur et on va faire les ajouts manuellement. L'idée est là de créer l'interface permettant de gérer tous les services, et que chaque utilisateur enregistré puisse gérer leur <text:s/>compte (créer une boite mail, un salon jabber, un nouvel espace pour héberger un site type virtualhost).</text:p>
              </text:list-item>
              <text:list-item>
                <text:p>La V1 était basé sur du code PHP récupéré de LegTux. Le code n'était pas modulaire, il n'y avait pas vraiment de notion de template et la moindre modification tournait assez vite en cauchemard. L'idée est de réecrire un code basé sur un framework solide et éprouvé et de manière plus modulaire.</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3.506cm" svg:x="1.4cm" svg:y="0.837cm" presentation:class="title">
          <draw:text-box>
            <text:p text:style-name="P1"><text:span text:style-name="T1">Fonctionnement de la V1</text:span></text:p>
          </draw:text-box>
        </draw:frame>
        <draw:custom-shape draw:style-name="gr2" draw:text-style-name="P2" draw:layer="layout" svg:width="4.4cm" svg:height="5.4cm" svg:x="2.2cm" svg:y="5.8cm">
          <text:p text:style-name="P2">DB</text:p>
          <text:p text:style-name="P2">`kegtux`</text:p>
          <text:p text:style-name="P2">+ </text:p>
          <text:p text:style-name="P2">1db/use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layer="layout" svg:width="13.4cm" svg:height="4.8cm" svg:x="10.6cm" svg:y="6cm">
          <text:p text:style-name="P2">Website</text:p>
          <text:p text:style-name="P2">PHP + MySQL</text:p>
          <text:p text:style-name="P2"/>
          <text:p text:style-name="P2">Appel les services à base de </text:p>
          <text:p text:style-name="P2">exec('sudo ...')</text:p>
          <draw:enhanced-geometry svg:viewBox="0 0 21600 21600" draw:type="rectangle" draw:enhanced-path="M 0 0 L 21600 0 21600 21600 0 21600 0 0 Z N"/>
        </draw:custom-shape>
        <draw:custom-shape draw:style-name="gr4" draw:text-style-name="P2" draw:layer="layout" svg:width="9.4cm" svg:height="4.6cm" svg:x="0.6cm" svg:y="12.4cm">
          <text:p text:style-name="P2">Mail SMTP - Postfix</text:p>
          <text:p text:style-name="P2">+ postfix-mysql</text:p>
          <text:p text:style-name="P2">(Envoi depuis les sites PHP</text:p>
          <text:p text:style-name="P2">Et boites mails </text:p>
          <text:p text:style-name="P2">utilisateurs)</text:p>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6cm" svg:height="4.6cm" svg:x="10.6cm" svg:y="12.4cm">
          <text:p text:style-name="P2">Jabber - Prosod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9.8cm" svg:height="3.2cm" svg:x="0.4cm" svg:y="17.4cm">
          <text:p text:style-name="P2">Mail IMAP / POP – Courier</text:p>
          <text:p text:style-name="P2">+ courier-mysq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4cm" svg:height="0.6cm" svg:x="6.6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 draw:layer="layout" svg:width="5.8cm" svg:height="3.2cm" svg:x="10.6cm" svg:y="17.4cm">
          <text:p text:style-name="P2">Apache 2</text:p>
          <text:p text:style-name="P2">+ 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Fonctionnement de la V2</text:p>
          </draw:text-box>
        </draw:frame>
        <draw:custom-shape draw:style-name="gr9" draw:text-style-name="P2" draw:layer="layout" svg:width="3.2cm" svg:height="3.4cm" svg:x="2cm" svg:y="8.8cm">
          <text:p text:style-name="P2">DB</text:p>
          <text:p text:style-name="P2">`kegtux`</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2" draw:layer="layout" svg:width="13.4cm" svg:height="3.2cm" svg:x="9cm" svg:y="9cm">
          <text:p text:style-name="P2">API REST</text:p>
          <text:p text:style-name="P2">(Gestion des services)</text:p>
          <draw:enhanced-geometry svg:viewBox="0 0 21600 21600" draw:type="rectangle" draw:enhanced-path="M 0 0 L 21600 0 21600 21600 0 21600 0 0 Z N"/>
        </draw:custom-shape>
        <draw:custom-shape draw:style-name="gr11" draw:text-style-name="P2" draw:layer="layout" svg:width="5.2cm" svg:height="3cm" svg:x="9.4cm" svg:y="5.2cm">
          <text:p text:style-name="P2">Website</text:p>
          <draw:enhanced-geometry svg:viewBox="0 0 21600 21600" draw:type="rectangle" draw:enhanced-path="M 0 0 L 21600 0 21600 21600 0 21600 0 0 Z N"/>
        </draw:custom-shape>
        <draw:custom-shape draw:style-name="gr12" draw:text-style-name="P2" draw:layer="layout" svg:width="4.6cm" svg:height="3cm" svg:x="17.8cm" svg:y="5.2cm">
          <text:p text:style-name="P2">CLI</text:p>
          <draw:enhanced-geometry svg:viewBox="0 0 21600 21600" draw:type="rectangle" draw:enhanced-path="M 0 0 L 21600 0 21600 21600 0 21600 0 0 Z N"/>
        </draw:custom-shape>
        <draw:custom-shape draw:style-name="gr13" draw:text-style-name="P2" draw:layer="layout" svg:width="26cm" svg:height="7.2cm" svg:x="1cm" svg:y="13.4cm">
          <text:p text:style-name="P2">Services</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Mutualisé</text:p>
          </draw:text-box>
        </draw:frame>
        <draw:frame presentation:style-name="pr3" draw:layer="layout" svg:width="25.199cm" svg:height="12.179cm" svg:x="1.4cm" svg:y="4.914cm" presentation:class="outline">
          <draw:text-box>
            <text:list text:style-name="L2">
              <text:list-item>
                <text:p>On garde le principe du mutualisé, mais on mutualise différemment pour certains services par exemple via des containers (Docker ?).</text:p>
              </text:list-item>
              <text:list-item>
                <text:p>On mutualise comme avant pour d'autres, mail, jabber par exemple. En permettant la personalisation (créer sa boite mail sur son domaine perso par exemple)</text:p>
              </text:list-item>
              <text:list-item>
                <text:p>Pourquoi faire un service par serveur quand on est 5 utilisateur. Découper sur différents serveurs c'est mieux mais on n'est pas Google.</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presentation:user-transformed="true">
          <draw:text-box>
            <text:p>Utiliser des containers pour les servirces</text:p>
          </draw:text-box>
        </draw:frame>
        <draw:custom-shape draw:style-name="gr14" draw:text-style-name="P2" draw:layer="layout" svg:width="18.6cm" svg:height="3cm" svg:x="3.6cm" svg:y="6.2cm">
          <text:p text:style-name="P2">Docker</text:p>
          <draw:enhanced-geometry svg:viewBox="0 0 21600 21600" draw:type="rectangle" draw:enhanced-path="M 0 0 L 21600 0 21600 21600 0 21600 0 0 Z N"/>
        </draw:custom-shape>
        <draw:custom-shape draw:style-name="gr15" draw:text-style-name="P2" draw:layer="layout" svg:width="6.2cm" svg:height="1.2cm" svg:x="1.4cm" svg:y="10.2cm">
          <text:p text:style-name="P2">Utilisateur 1</text:p>
          <draw:enhanced-geometry svg:viewBox="0 0 21600 21600" draw:type="rectangle" draw:enhanced-path="M 0 0 L 21600 0 21600 21600 0 21600 0 0 Z N"/>
        </draw:custom-shape>
        <draw:custom-shape draw:style-name="gr15" draw:text-style-name="P2" draw:layer="layout" svg:width="6.2cm" svg:height="1.2cm" svg:x="9cm" svg:y="10.2cm">
          <text:p text:style-name="P2">Utilisateur 2</text:p>
          <draw:enhanced-geometry svg:viewBox="0 0 21600 21600" draw:type="rectangle" draw:enhanced-path="M 0 0 L 21600 0 21600 21600 0 21600 0 0 Z N"/>
        </draw:custom-shape>
        <draw:custom-shape draw:style-name="gr15" draw:text-style-name="P2" draw:layer="layout" svg:width="6.2cm" svg:height="1.2cm" svg:x="16.6cm" svg:y="10.2cm">
          <text:p text:style-name="P2">Utilisateur 3</text:p>
          <draw:enhanced-geometry svg:viewBox="0 0 21600 21600" draw:type="rectangle" draw:enhanced-path="M 0 0 L 21600 0 21600 21600 0 21600 0 0 Z N"/>
        </draw:custom-shape>
        <draw:custom-shape draw:style-name="gr16" draw:text-style-name="P2" draw:layer="layout" svg:width="6.4cm" svg:height="2.8cm" draw:transform="skewX (0.0530580092606276) translate (1.421cm 11.8cm)">
          <text:p text:style-name="P2">Instance MySQL</text:p>
          <text:p text:style-name="P2">Où l'utilisateur </text:p>
          <text:p text:style-name="P2">est root</text:p>
          <text:p text:style-name="P2"/>
          <draw:enhanced-geometry svg:viewBox="0 0 21600 21600" draw:mirror-horizontal="false" draw:mirror-vertical="false" draw:type="rectangle" draw:enhanced-path="M 0 0 L 21600 0 21600 21600 0 21600 0 0 Z N"/>
        </draw:custom-shape>
        <draw:custom-shape draw:style-name="gr16" draw:text-style-name="P2" draw:layer="layout" svg:width="6.4cm" svg:height="2.8cm" draw:transform="skewX (0.0530580092606276) translate (9.149cm 11.8cm)">
          <text:p text:style-name="P2">Instance MySQL</text:p>
          <text:p text:style-name="P2">Où l'utilisateur </text:p>
          <text:p text:style-name="P2">est root</text:p>
          <text:p text:style-name="P2"/>
          <draw:enhanced-geometry svg:viewBox="0 0 21600 21600" draw:mirror-horizontal="false" draw:mirror-vertical="false" draw:type="rectangle" draw:enhanced-path="M 0 0 L 21600 0 21600 21600 0 21600 0 0 Z N"/>
        </draw:custom-shape>
        <draw:custom-shape draw:style-name="gr16" draw:text-style-name="P2" draw:layer="layout" svg:width="6.4cm" svg:height="2.8cm" draw:transform="skewX (0.0530580092606276) translate (16.6cm 12cm)">
          <text:p text:style-name="P2">Instance MySQL</text:p>
          <text:p text:style-name="P2">Où l'utilisateur </text:p>
          <text:p text:style-name="P2">est root</text:p>
          <text:p text:style-name="P2"/>
          <draw:enhanced-geometry svg:viewBox="0 0 21600 21600" draw:mirror-horizontal="false" draw:mirror-vertical="false" draw:type="rectangle" draw:enhanced-path="M 0 0 L 21600 0 21600 21600 0 21600 0 0 Z N"/>
        </draw:custom-shape>
        <draw:custom-shape draw:style-name="gr17" draw:text-style-name="P2" draw:layer="layout" svg:width="6.6cm" svg:height="1.4cm" svg:x="16.6cm" svg:y="15.4cm">
          <text:p text:style-name="P2">Instance PHP7</text:p>
          <draw:enhanced-geometry svg:viewBox="0 0 21600 21600" draw:type="rectangle" draw:enhanced-path="M 0 0 L 21600 0 21600 21600 0 21600 0 0 Z N"/>
        </draw:custom-shape>
        <draw:custom-shape draw:style-name="gr17" draw:text-style-name="P2" draw:layer="layout" svg:width="6.6cm" svg:height="1.4cm" svg:x="16.6cm" svg:y="17.4cm">
          <text:p text:style-name="P2">Instance Python</text:p>
          <draw:enhanced-geometry svg:viewBox="0 0 21600 21600" draw:type="rectangle" draw:enhanced-path="M 0 0 L 21600 0 21600 21600 0 21600 0 0 Z N"/>
        </draw:custom-shape>
        <draw:custom-shape draw:style-name="gr17" draw:text-style-name="P2" draw:layer="layout" svg:width="6.6cm" svg:height="1.4cm" svg:x="16.6cm" svg:y="15.4cm">
          <text:p text:style-name="P2">Instance PHP7</text:p>
          <draw:enhanced-geometry svg:viewBox="0 0 21600 21600" draw:type="rectangle" draw:enhanced-path="M 0 0 L 21600 0 21600 21600 0 21600 0 0 Z N"/>
        </draw:custom-shape>
        <draw:custom-shape draw:style-name="gr17" draw:text-style-name="P2" draw:layer="layout" svg:width="6.6cm" svg:height="1.4cm" svg:x="16.6cm" svg:y="17.4cm">
          <text:p text:style-name="P2">Instance Python</text:p>
          <draw:enhanced-geometry svg:viewBox="0 0 21600 21600" draw:type="rectangle" draw:enhanced-path="M 0 0 L 21600 0 21600 21600 0 21600 0 0 Z N"/>
        </draw:custom-shape>
        <draw:custom-shape draw:style-name="gr17" draw:text-style-name="P2" draw:layer="layout" svg:width="6.6cm" svg:height="1.4cm" svg:x="8.8cm" svg:y="15.4cm">
          <text:p text:style-name="P2">Instance PHP7</text:p>
          <draw:enhanced-geometry svg:viewBox="0 0 21600 21600" draw:type="rectangle" draw:enhanced-path="M 0 0 L 21600 0 21600 21600 0 21600 0 0 Z N"/>
        </draw:custom-shape>
        <draw:custom-shape draw:style-name="gr17" draw:text-style-name="P2" draw:layer="layout" svg:width="6.6cm" svg:height="1.4cm" svg:x="8.8cm" svg:y="17.4cm">
          <text:p text:style-name="P2">Instance Python</text:p>
          <draw:enhanced-geometry svg:viewBox="0 0 21600 21600" draw:type="rectangle" draw:enhanced-path="M 0 0 L 21600 0 21600 21600 0 21600 0 0 Z N"/>
        </draw:custom-shape>
        <draw:custom-shape draw:style-name="gr17" draw:text-style-name="P2" draw:layer="layout" svg:width="6.6cm" svg:height="1.4cm" svg:x="8.8cm" svg:y="15.4cm">
          <text:p text:style-name="P2">Instance PHP7</text:p>
          <draw:enhanced-geometry svg:viewBox="0 0 21600 21600" draw:type="rectangle" draw:enhanced-path="M 0 0 L 21600 0 21600 21600 0 21600 0 0 Z N"/>
        </draw:custom-shape>
        <draw:custom-shape draw:style-name="gr17" draw:text-style-name="P2" draw:layer="layout" svg:width="6.6cm" svg:height="1.4cm" svg:x="8.8cm" svg:y="17.4cm">
          <text:p text:style-name="P2">Instance Python</text:p>
          <draw:enhanced-geometry svg:viewBox="0 0 21600 21600" draw:type="rectangle" draw:enhanced-path="M 0 0 L 21600 0 21600 21600 0 21600 0 0 Z N"/>
        </draw:custom-shape>
        <draw:custom-shape draw:style-name="gr17" draw:text-style-name="P2" draw:layer="layout" svg:width="6.6cm" svg:height="1.4cm" svg:x="1cm" svg:y="15.4cm">
          <text:p text:style-name="P2">Instance PHP7</text:p>
          <draw:enhanced-geometry svg:viewBox="0 0 21600 21600" draw:type="rectangle" draw:enhanced-path="M 0 0 L 21600 0 21600 21600 0 21600 0 0 Z N"/>
        </draw:custom-shape>
        <draw:custom-shape draw:style-name="gr17" draw:text-style-name="P2" draw:layer="layout" svg:width="6.6cm" svg:height="1.4cm" svg:x="1cm" svg:y="17.4cm">
          <text:p text:style-name="P2">Instance Python</text:p>
          <draw:enhanced-geometry svg:viewBox="0 0 21600 21600" draw:type="rectangle" draw:enhanced-path="M 0 0 L 21600 0 21600 21600 0 21600 0 0 Z N"/>
        </draw:custom-shape>
        <draw:custom-shape draw:style-name="gr17" draw:text-style-name="P2" draw:layer="layout" svg:width="6.6cm" svg:height="1.4cm" svg:x="1cm" svg:y="15.4cm">
          <text:p text:style-name="P2">Instance PHP7</text:p>
          <draw:enhanced-geometry svg:viewBox="0 0 21600 21600" draw:type="rectangle" draw:enhanced-path="M 0 0 L 21600 0 21600 21600 0 21600 0 0 Z N"/>
        </draw:custom-shape>
        <draw:custom-shape draw:style-name="gr17" draw:text-style-name="P2" draw:layer="layout" svg:width="6.6cm" svg:height="1.4cm" svg:x="1cm" svg:y="17.4cm">
          <text:p text:style-name="P2">Instance Pytho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ty" svg:font-family="Unity"/>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Fine_20_Dashed" svg:stroke-width="0.1cm" svg:stroke-color="#000000" draw:marker-start-width="0.35cm" draw:marker-start-center="false" draw:marker-end-width="0.35cm" draw:marker-end-center="false" draw:fill="solid" draw:fill-color="#999999"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21:03:01.156761495</meta:creation-date>
    <dc:date>2016-10-26T21:58:46.647474938</dc:date>
    <meta:editing-duration>PT9M41S</meta:editing-duration>
    <meta:editing-cycles>1</meta:editing-cycles>
    <meta:document-statistic meta:object-count="76"/>
    <meta:generator>LibreOffice/4.3.3.2$Linux_X86_64 LibreOffice_project/430m0$Build-2</meta:generator>
  </office:meta>
</office:document-meta>
</file>